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d0215" officeooo:paragraph-rsid="000d0215"/>
    </style:style>
    <style:style style:name="P2" style:family="paragraph" style:parent-style-name="Text_20_body" style:list-style-name="L2">
      <style:text-properties officeooo:rsid="000d0215" officeooo:paragraph-rsid="000d0215"/>
    </style:style>
    <style:style style:name="P3" style:family="paragraph" style:parent-style-name="Text_20_body">
      <style:text-properties officeooo:rsid="000d2be0" officeooo:paragraph-rsid="000d2be0"/>
    </style:style>
    <style:style style:name="P4" style:family="paragraph" style:parent-style-name="Text_20_body" style:list-style-name="L1">
      <style:paragraph-properties fo:margin-top="0cm" fo:margin-bottom="0cm" loext:contextual-spacing="true" style:writing-mode="page"/>
      <style:text-properties officeooo:rsid="000b58b0" officeooo:paragraph-rsid="000b58b0"/>
    </style:style>
    <style:style style:name="P5" style:family="paragraph" style:parent-style-name="Text_20_body" style:list-style-name="L1">
      <style:paragraph-properties fo:margin-top="0cm" fo:margin-bottom="0cm" loext:contextual-spacing="true" style:writing-mode="page"/>
      <style:text-properties officeooo:rsid="000d0215" officeooo:paragraph-rsid="000d0215"/>
    </style:style>
    <style:style style:name="P6" style:family="paragraph" style:parent-style-name="Text_20_body" style:list-style-name="L1">
      <style:paragraph-properties fo:margin-top="0cm" fo:margin-bottom="0cm" loext:contextual-spacing="true" style:shadow="none" style:writing-mode="page"/>
      <style:text-properties officeooo:rsid="000b58b0" officeooo:paragraph-rsid="000b58b0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itle" style:master-page-name="">
      <style:paragraph-properties fo:margin-top="5.001cm" fo:margin-bottom="0cm" loext:contextual-spacing="false" fo:orphans="0" fo:widows="0" style:page-number="auto" fo:break-after="page" style:shadow="none" fo:keep-with-next="auto" style:writing-mode="page">
        <style:tab-stops>
          <style:tab-stop style:position="0cm" style:type="center"/>
        </style:tab-stops>
      </style:paragraph-properties>
    </style:style>
    <style:style style:name="P9" style:family="paragraph" style:parent-style-name="Footer">
      <style:paragraph-properties fo:text-align="end" style:justify-single-word="false"/>
      <style:text-properties style:font-name="DejaVu Sans" officeooo:rsid="0009bdf6" officeooo:paragraph-rsid="0009bdf6"/>
    </style:style>
    <style:style style:name="P10" style:family="paragraph" style:parent-style-name="Footer">
      <style:paragraph-properties fo:text-align="end" style:justify-single-word="false" fo:padding-left="0cm" fo:padding-right="0cm" fo:padding-top="0.499cm" fo:padding-bottom="0.049cm" fo:border-left="none" fo:border-right="none" fo:border-top="3pt solid #999999" fo:border-bottom="none" style:shadow="none" style:writing-mode="page"/>
      <style:text-properties style:font-name="DejaVu Sans" officeooo:rsid="0009bdf6" officeooo:paragraph-rsid="0009bdf6"/>
    </style:style>
    <style:style style:name="P11" style:family="paragraph" style:parent-style-name="Heading_20_1"/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Проект</text:span><text:line-break/><text:span text:style-name="T1">01.S4S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<text:a xlink:type="simple" xlink:href="#__RefHeading___Toc115_220225962" text:style-name="Index_20_Link" text:visited-style-name="Index_20_Link"><text:s/>1 <text:s/>Цель<text:tab/>3</text:a></text:p>
          <text:p text:style-name="P7"><text:a xlink:type="simple" xlink:href="#__RefHeading___Toc117_220225962" text:style-name="Index_20_Link" text:visited-style-name="Index_20_Link"><text:s/>2 <text:s/>Платформа<text:tab/>3</text:a></text:p>
          <text:p text:style-name="P7"><text:a xlink:type="simple" xlink:href="#__RefHeading___Toc119_220225962" text:style-name="Index_20_Link" text:visited-style-name="Index_20_Link"><text:s/>3 <text:s/>Решение<text:tab/>3</text:a></text:p>
        </text:index-body>
      </text:table-of-content>
      <text:h text:style-name="P12" text:outline-level="1"/>
      <text:h text:style-name="P13" text:outline-level="1"><text:bookmark-start text:name="__RefHeading___Toc115_220225962"/>Цель<text:bookmark-end text:name="__RefHeading___Toc115_220225962"/></text:h>
      <text:p text:style-name="Text_20_body">Разработка и тестирование базового web-приложения, реализующего следующие функции (минимальные набор):</text:p>
      <text:list xml:id="list909618510" text:style-name="L2">
        <text:list-item>
          <text:p text:style-name="P2">Создание и управление списком пользователей приложения</text:p>
        </text:list-item>
        <text:list-item>
          <text:p text:style-name="P2">Организация контроля доступа пользователей к различным (тестовым) разделам основного содержимого с учётом их ролей.</text:p>
        </text:list-item>
      </text:list>
      <text:p text:style-name="P1">Приложение решает следующие (минимальный набор) тестовые задачи:</text:p>
      <text:list xml:id="list122134120" text:style-name="L1">
        <text:list-item>
          <text:p text:style-name="P4">экранные формы с максимальным использованием Bootstrap 4 и (возможно) одной из бесплатных тем оформления «админки» на его основе.</text:p>
        </text:list-item>
        <text:list-item>
          <text:p text:style-name="P6">Использование компоненты KNPMenu в приложении на базе Symfony 4</text:p>
        </text:list-item>
        <text:list-item>
          <text:p text:style-name="P5">Использование компоненты Doctrine DBAL в приложении на Symfony 4 для доступа к базе данных PostgreSQL (данные о пользователях)</text:p>
        </text:list-item>
        <text:list-item>
          <text:p text:style-name="P5">Использование компоненты Form в приложении на Symfony 4 для формирования экранных форм</text:p>
        </text:list-item>
        <text:list-item>
          <text:p text:style-name="P5">Использование компоненты Security для организации управлением прав доступа пользователей приложения.</text:p>
        </text:list-item>
      </text:list>
      <text:h text:style-name="Heading_20_1" text:outline-level="1"><text:bookmark-start text:name="__RefHeading___Toc117_220225962"/>Платформа<text:bookmark-end text:name="__RefHeading___Toc117_220225962"/></text:h>
      <text:p text:style-name="P3">Приложение реализуется на фреймворке Symfony 4 с использованием набора дополнительных компонент, объединённых в стартовый набор Sym4Start (собственная разработка).</text:p>
      <text:h text:style-name="Heading_20_1" text:outline-level="1"><text:bookmark-start text:name="__RefHeading___Toc119_220225962"/>Решение<text:bookmark-end text:name="__RefHeading___Toc119_22022596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 fo:line-height="120%" fo:text-align="justify" style:justify-single-word="false"/>
      <style:text-properties style:font-name="Liberation Sans" fo:font-family="'Liberation Sans'" style:font-family-generic="swiss" style:font-pitch="variable" officeooo:rsid="000b58b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499cm" fo:padding-bottom="0.049cm" fo:border-left="none" fo:border-right="none" fo:border-top="3pt solid #999999" fo:border-bottom="none" style:shadow="none" style:writing-mode="page"/>
      <style:text-properties style:font-name="DejaVu Sans" officeooo:rsid="0009bdf6" officeooo:paragraph-rsid="0009bdf6"/>
    </style:style>
    <style:style style:name="MP2" style:family="paragraph" style:parent-style-name="Footer">
      <style:paragraph-properties fo:text-align="end" style:justify-single-word="false"/>
      <style:text-properties style:font-name="DejaVu Sans" officeooo:rsid="0009bdf6" officeooo:paragraph-rsid="0009bd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Стр. <text:page-number text:select-page="current">3</text:page-number><text:s/>из <text:page-count>3</text:page-count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5.4.2.2$Linux_X86_64 LibreOffice_project/22b09f6418e8c2d508a9eaf86b2399209b0990f4</meta:generator>
    <dc:date>2017-12-23T16:09:49.208461506</dc:date>
    <meta:editing-duration>PT41M56S</meta:editing-duration>
    <meta:editing-cycles>6</meta:editing-cycles>
    <meta:document-statistic meta:table-count="0" meta:image-count="0" meta:object-count="0" meta:page-count="3" meta:paragraph-count="19" meta:word-count="151" meta:character-count="1110" meta:non-whitespace-character-count="976"/>
  </office:meta>
</office:document-meta>
</file>